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 scenarios</text:p>
      <text:p text:style-name="P6">(на всех страницах)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Add candidat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Add candidat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Открывается форма создания нового кандидата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4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Add vacanc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нажимаю на кнопку <text:span text:style-name="T2">«Add vacancy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Открывается форма создания новой вакансии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">
            <text:p text:style-name="P2">3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Go to Dashboard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нажимаю на кнопку <text:span text:style-name="T2">«Dashboard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Открывается главная страница <text:span text:style-name="T2">Dashboard </text:span>со списком вакансий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4">
            <text:p text:style-name="P4">4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Go to Candidates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кнопку <text:span text:style-name="T2">«Candidates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Открывается страница с поиском по базе кандидатов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5">
            <text:p text:style-name="P4">5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Go to Vacancies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нажимаю на кнопку <text:span text:style-name="T2">«Vacancies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Открывается страница с поиском по базе вакансий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6">
            <text:p text:style-name="P4">6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Go to Reports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нажимаю на кнопку <text:span text:style-name="T2">«Reports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Открывается страница отчетов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7">
            <text:p text:style-name="P4">7</text:p>
          </table:table-cell>
        </table:table-row>
        <text:soft-page-break/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Go to Calendar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нажимаю на кнопку <text:span text:style-name="T2">«Calendar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Открывается страница с календарем событий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8">
            <text:p text:style-name="P4">8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Go to Settings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нажимаю на кнопку <text:span text:style-name="T2">«Settings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3">Открывается страница с настройкам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18S</meta:editing-duration>
    <meta:editing-cycles>7</meta:editing-cycles>
    <meta:generator>OpenOffice/4.1.2$Win32 OpenOffice.org_project/412m3$Build-9782</meta:generator>
    <dc:date>2016-03-22T13:57:21.04</dc:date>
    <dc:creator>Юлия Сидорук</dc:creator>
    <meta:document-statistic meta:table-count="8" meta:image-count="0" meta:object-count="0" meta:page-count="2" meta:paragraph-count="82" meta:word-count="208" meta:character-count="1202"/>
    <meta:user-defined meta:name="Info 1"/>
    <meta:user-defined meta:name="Info 2"/>
    <meta:user-defined meta:name="Info 3"/>
    <meta:user-defined meta:name="Info 4"/>
  </office:meta>
</office:document-meta>
</file>